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1.98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number-columns-repeated="9" table:default-cell-style-name="ce20"/>
        <table:table-column table:style-name="co6" table:default-cell-style-name="ce30"/>
        <table:table-column table:style-name="co3" table:default-cell-style-name="ce30"/>
        <table:table-column table:style-name="co7" table:number-columns-repeated="242" table:default-cell-style-name="ce30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7-2 煙煤-煉焦煤進口來源</text:p>
          </table:table-cell>
          <table:covered-table-cell table:number-columns-repeated="12" table:style-name="ce8"/>
          <table:table-cell table:style-name="ce28"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單位：公噸</text:p>
          </table:table-cell>
          <table:covered-table-cell table:number-columns-repeated="12" table:style-name="ce2"/>
          <table:table-cell table:style-name="ce29" table:number-columns-repeated="1011"/>
        </table:table-row>
        <table:table-row table:style-name="ro3">
          <table:table-cell table:style-name="ce3" office:value-type="string" calcext:value-type="string" table:number-columns-spanned="3" table:number-rows-spanned="1">
            <text:p>年　月</text:p>
          </table:table-cell>
          <table:covered-table-cell table:number-columns-repeated="2" table:style-name="ce9"/>
          <table:table-cell table:style-name="ce16" office:value-type="string" calcext:value-type="string">
            <text:p>合計</text:p>
          </table:table-cell>
          <table:table-cell table:style-name="ce16" office:value-type="string" calcext:value-type="string">
            <text:p>澳大利亞</text:p>
          </table:table-cell>
          <table:table-cell table:style-name="ce16" office:value-type="string" calcext:value-type="string">
            <text:p>加拿大</text:p>
          </table:table-cell>
          <table:table-cell table:style-name="ce16" office:value-type="string" calcext:value-type="string">
            <text:p>莫三比克</text:p>
          </table:table-cell>
          <table:table-cell table:style-name="ce16" office:value-type="string" calcext:value-type="string">
            <text:p>俄羅斯</text:p>
          </table:table-cell>
          <table:table-cell table:style-name="ce24" office:value-type="string" calcext:value-type="string">
            <text:p>印尼</text:p>
          </table:table-cell>
          <table:table-cell table:style-name="ce24" office:value-type="string" calcext:value-type="string">
            <text:p>美國</text:p>
          </table:table-cell>
          <table:table-cell table:style-name="ce24" office:value-type="string" calcext:value-type="string">
            <text:p>中國大陸</text:p>
          </table:table-cell>
          <table:table-cell table:style-name="ce24" office:value-type="string" calcext:value-type="string">
            <text:p>蒙古</text:p>
          </table:table-cell>
          <table:table-cell table:style-name="ce16" office:value-type="string" calcext:value-type="string">
            <text:p>其他</text:p>
          </table:table-cell>
          <table:table-cell table:style-name="ce29" table:number-columns-repeated="1011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2"/>
          <table:table-cell table:style-name="ce17" office:value-type="float" office:value="5272071" calcext:value-type="float">
            <text:p><text:s/>5,272,071 <text:s/></text:p>
          </table:table-cell>
          <table:table-cell table:style-name="ce21" office:value-type="float" office:value="3983813" calcext:value-type="float">
            <text:p><text:s/>3,983,813 <text:s/></text:p>
          </table:table-cell>
          <table:table-cell table:style-name="ce21" office:value-type="float" office:value="1112646" calcext:value-type="float">
            <text:p><text:s/>1,112,646 <text:s/></text:p>
          </table:table-cell>
          <table:table-cell table:style-name="ce21" office:value-type="float" office:value="0" calcext:value-type="float">
            <text:p>- <text:s/></text:p>
          </table:table-cell>
          <table:table-cell table:style-name="ce21" office:value-type="float" office:value="175612" calcext:value-type="float">
            <text:p><text:s/>175,612 <text:s/></text:p>
          </table:table-cell>
          <table:table-cell table:number-columns-repeated="4" table:style-name="ce21" office:value-type="float" office:value="0" calcext:value-type="float">
            <text:p>- <text:s/></text:p>
          </table:table-cell>
          <table:table-cell table:style-name="ce25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3"/>
          <table:table-cell table:style-name="ce18" office:value-type="float" office:value="5273803" calcext:value-type="float">
            <text:p><text:s/>5,273,803 <text:s/></text:p>
          </table:table-cell>
          <table:table-cell table:style-name="ce22" office:value-type="float" office:value="3894635" calcext:value-type="float">
            <text:p><text:s/>3,894,635 <text:s/></text:p>
          </table:table-cell>
          <table:table-cell table:style-name="ce22" office:value-type="float" office:value="1283170" calcext:value-type="float">
            <text:p><text:s/>1,283,170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95998" calcext:value-type="float">
            <text:p><text:s/>95,998 <text:s/>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3"/>
          <table:table-cell table:style-name="ce18" office:value-type="float" office:value="5078362" calcext:value-type="float">
            <text:p><text:s/>5,078,362 <text:s/></text:p>
          </table:table-cell>
          <table:table-cell table:style-name="ce22" office:value-type="float" office:value="3097387" calcext:value-type="float">
            <text:p><text:s/>3,097,387 <text:s/></text:p>
          </table:table-cell>
          <table:table-cell table:style-name="ce22" office:value-type="float" office:value="966816" calcext:value-type="float">
            <text:p><text:s/>966,816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357441" calcext:value-type="float">
            <text:p><text:s/>357,441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56718" calcext:value-type="float">
            <text:p><text:s/>656,718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3"/>
          <table:table-cell table:style-name="ce18" office:value-type="float" office:value="4993326" calcext:value-type="float">
            <text:p><text:s/>4,993,326 <text:s/></text:p>
          </table:table-cell>
          <table:table-cell table:style-name="ce22" office:value-type="float" office:value="3576841" calcext:value-type="float">
            <text:p><text:s/>3,576,841 <text:s/></text:p>
          </table:table-cell>
          <table:table-cell table:style-name="ce22" office:value-type="float" office:value="1147944" calcext:value-type="float">
            <text:p><text:s/>1,147,944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94250" calcext:value-type="float">
            <text:p><text:s/>194,250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74291" calcext:value-type="float">
            <text:p><text:s/>74,291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3"/>
          <table:table-cell table:style-name="ce18" office:value-type="float" office:value="4871863" calcext:value-type="float">
            <text:p><text:s/>4,871,863 <text:s/></text:p>
          </table:table-cell>
          <table:table-cell table:style-name="ce22" office:value-type="float" office:value="3498724" calcext:value-type="float">
            <text:p><text:s/>3,498,724 <text:s/></text:p>
          </table:table-cell>
          <table:table-cell table:style-name="ce22" office:value-type="float" office:value="1246010" calcext:value-type="float">
            <text:p><text:s/>1,246,010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27129" calcext:value-type="float">
            <text:p><text:s/>127,129 <text:s/>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3"/>
          <table:table-cell table:style-name="ce18" office:value-type="float" office:value="4495369" calcext:value-type="float">
            <text:p><text:s/>4,495,369 <text:s/></text:p>
          </table:table-cell>
          <table:table-cell table:style-name="ce22" office:value-type="float" office:value="3352979" calcext:value-type="float">
            <text:p><text:s/>3,352,979 <text:s/></text:p>
          </table:table-cell>
          <table:table-cell table:style-name="ce22" office:value-type="float" office:value="1088390" calcext:value-type="float">
            <text:p><text:s/>1,088,390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4000" calcext:value-type="float">
            <text:p><text:s/>54,000 <text:s/>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3"/>
          <table:table-cell table:style-name="ce18" office:value-type="float" office:value="4756822" calcext:value-type="float">
            <text:p><text:s/>4,756,822 <text:s/></text:p>
          </table:table-cell>
          <table:table-cell table:style-name="ce22" office:value-type="float" office:value="3429200" calcext:value-type="float">
            <text:p><text:s/>3,429,200 <text:s/></text:p>
          </table:table-cell>
          <table:table-cell table:style-name="ce22" office:value-type="float" office:value="1256669" calcext:value-type="float">
            <text:p><text:s/>1,256,669 <text:s/>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70953" calcext:value-type="float">
            <text:p><text:s/>70,953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3"/>
          <table:table-cell table:style-name="ce18" office:value-type="float" office:value="4062024" calcext:value-type="float">
            <text:p><text:s/>4,062,024 <text:s/></text:p>
          </table:table-cell>
          <table:table-cell table:style-name="ce22" office:value-type="float" office:value="3267787" calcext:value-type="float">
            <text:p><text:s/>3,267,787 <text:s/></text:p>
          </table:table-cell>
          <table:table-cell table:style-name="ce22" office:value-type="float" office:value="717237" calcext:value-type="float">
            <text:p><text:s/>717,237 <text:s/>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2" office:value-type="float" office:value="77000" calcext:value-type="float">
            <text:p><text:s/>77,000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3"/>
          <table:table-cell table:style-name="ce18" office:value-type="float" office:value="5546354" calcext:value-type="float">
            <text:p><text:s/>5,546,354 <text:s/></text:p>
          </table:table-cell>
          <table:table-cell table:style-name="ce22" office:value-type="float" office:value="4294938" calcext:value-type="float">
            <text:p><text:s/>4,294,938 <text:s/></text:p>
          </table:table-cell>
          <table:table-cell table:style-name="ce22" office:value-type="float" office:value="879840" calcext:value-type="float">
            <text:p><text:s/>879,840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67514" calcext:value-type="float">
            <text:p><text:s/>67,514 <text:s/></text:p>
          </table:table-cell>
          <table:table-cell table:style-name="ce22" office:value-type="float" office:value="77100" calcext:value-type="float">
            <text:p><text:s/>77,100 <text:s/></text:p>
          </table:table-cell>
          <table:table-cell table:style-name="ce22" office:value-type="float" office:value="226962" calcext:value-type="float">
            <text:p><text:s/>226,962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3"/>
          <table:table-cell table:style-name="ce18" office:value-type="float" office:value="6060490" calcext:value-type="float">
            <text:p><text:s/>6,060,490 <text:s/></text:p>
          </table:table-cell>
          <table:table-cell table:style-name="ce22" office:value-type="float" office:value="4272460" calcext:value-type="float">
            <text:p><text:s/>4,272,460 <text:s/></text:p>
          </table:table-cell>
          <table:table-cell table:style-name="ce22" office:value-type="float" office:value="1023734" calcext:value-type="float">
            <text:p><text:s/>1,023,734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54135" calcext:value-type="float">
            <text:p><text:s/>54,135 <text:s/></text:p>
          </table:table-cell>
          <table:table-cell table:style-name="ce22" office:value-type="float" office:value="306769" calcext:value-type="float">
            <text:p><text:s/>306,769 <text:s/></text:p>
          </table:table-cell>
          <table:table-cell table:style-name="ce22" office:value-type="float" office:value="254907" calcext:value-type="float">
            <text:p><text:s/>254,907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48485" calcext:value-type="float">
            <text:p><text:s/>148,485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3"/>
          <table:table-cell table:style-name="ce18" office:value-type="float" office:value="5518978" calcext:value-type="float">
            <text:p><text:s/>5,518,978 <text:s/></text:p>
          </table:table-cell>
          <table:table-cell table:style-name="ce22" office:value-type="float" office:value="4009999" calcext:value-type="float">
            <text:p><text:s/>4,009,999 <text:s/></text:p>
          </table:table-cell>
          <table:table-cell table:style-name="ce22" office:value-type="float" office:value="1111313" calcext:value-type="float">
            <text:p><text:s/>1,111,313 <text:s/></text:p>
          </table:table-cell>
          <table:table-cell table:style-name="ce22" office:value-type="float" office:value="86725" calcext:value-type="float">
            <text:p><text:s/>86,725 <text:s/></text:p>
          </table:table-cell>
          <table:table-cell table:style-name="ce22" office:value-type="float" office:value="26595" calcext:value-type="float">
            <text:p><text:s/>26,595 <text:s/></text:p>
          </table:table-cell>
          <table:table-cell table:style-name="ce22" office:value-type="float" office:value="181213" calcext:value-type="float">
            <text:p><text:s/>181,213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103133" calcext:value-type="float">
            <text:p><text:s/>103,133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3"/>
          <table:table-cell table:style-name="ce18" office:value-type="float" office:value="6726604" calcext:value-type="float">
            <text:p><text:s/>6,726,604 <text:s/></text:p>
          </table:table-cell>
          <table:table-cell table:style-name="ce22" office:value-type="float" office:value="4945071" calcext:value-type="float">
            <text:p><text:s/>4,945,071 <text:s/></text:p>
          </table:table-cell>
          <table:table-cell table:style-name="ce22" office:value-type="float" office:value="1080339" calcext:value-type="float">
            <text:p><text:s/>1,080,339 <text:s/></text:p>
          </table:table-cell>
          <table:table-cell table:style-name="ce22" office:value-type="float" office:value="701194" calcext:value-type="float">
            <text:p><text:s/>701,194 <text:s/>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3"/>
          <table:table-cell table:style-name="ce18" office:value-type="float" office:value="6870294" calcext:value-type="float">
            <text:p><text:s/>6,870,294 <text:s/></text:p>
          </table:table-cell>
          <table:table-cell table:style-name="ce22" office:value-type="float" office:value="5501303" calcext:value-type="float">
            <text:p><text:s/>5,501,303 <text:s/></text:p>
          </table:table-cell>
          <table:table-cell table:style-name="ce22" office:value-type="float" office:value="885111" calcext:value-type="float">
            <text:p><text:s/>885,111 <text:s/></text:p>
          </table:table-cell>
          <table:table-cell table:style-name="ce22" office:value-type="float" office:value="483880" calcext:value-type="float">
            <text:p><text:s/>483,880 <text:s/></text:p>
          </table:table-cell>
          <table:table-cell table:number-columns-repeated="5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3"/>
          <table:table-cell table:style-name="ce18" office:value-type="float" office:value="6404778" calcext:value-type="float">
            <text:p><text:s/>6,404,778 <text:s/></text:p>
          </table:table-cell>
          <table:table-cell table:style-name="ce22" office:value-type="float" office:value="4746359" calcext:value-type="float">
            <text:p><text:s/>4,746,359 <text:s/></text:p>
          </table:table-cell>
          <table:table-cell table:style-name="ce22" office:value-type="float" office:value="1045763" calcext:value-type="float">
            <text:p><text:s/>1,045,763 <text:s/></text:p>
          </table:table-cell>
          <table:table-cell table:style-name="ce22" office:value-type="float" office:value="408380" calcext:value-type="float">
            <text:p><text:s/>408,380 <text:s/></text:p>
          </table:table-cell>
          <table:table-cell table:style-name="ce22" office:value-type="float" office:value="140776" calcext:value-type="float">
            <text:p><text:s/>140,776 <text:s/></text:p>
          </table:table-cell>
          <table:table-cell table:style-name="ce22" office:value-type="float" office:value="63500" calcext:value-type="float">
            <text:p><text:s/>63,500 <text:s/></text:p>
          </table:table-cell>
          <table:table-cell table:number-columns-repeated="3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3"/>
          <table:table-cell table:style-name="ce18" office:value-type="float" office:value="6581464.33" calcext:value-type="float">
            <text:p><text:s/>6,581,464 <text:s/></text:p>
          </table:table-cell>
          <table:table-cell table:style-name="ce22" office:value-type="float" office:value="4948752" calcext:value-type="float">
            <text:p><text:s/>4,948,752 <text:s/></text:p>
          </table:table-cell>
          <table:table-cell table:style-name="ce22" office:value-type="float" office:value="1293295" calcext:value-type="float">
            <text:p><text:s/>1,293,295 <text:s/></text:p>
          </table:table-cell>
          <table:table-cell table:style-name="ce22" office:value-type="float" office:value="224418.33" calcext:value-type="float">
            <text:p><text:s/>224,418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5145" calcext:value-type="float">
            <text:p><text:s/>45,145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69854" calcext:value-type="float">
            <text:p><text:s/>69,854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3"/>
          <table:table-cell table:style-name="ce18" office:value-type="float" office:value="6599114" calcext:value-type="float">
            <text:p><text:s/>6,599,114 <text:s/></text:p>
          </table:table-cell>
          <table:table-cell table:style-name="ce22" office:value-type="float" office:value="4734050" calcext:value-type="float">
            <text:p><text:s/>4,734,050 <text:s/></text:p>
          </table:table-cell>
          <table:table-cell table:style-name="ce22" office:value-type="float" office:value="1388133" calcext:value-type="float">
            <text:p><text:s/>1,388,133 <text:s/></text:p>
          </table:table-cell>
          <table:table-cell table:style-name="ce22" office:value-type="float" office:value="204967" calcext:value-type="float">
            <text:p><text:s/>204,967 <text:s/></text:p>
          </table:table-cell>
          <table:table-cell table:style-name="ce22" office:value-type="float" office:value="206389" calcext:value-type="float">
            <text:p><text:s/>206,389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2" office:value-type="float" office:value="27402" calcext:value-type="float">
            <text:p><text:s/>27,402 <text:s/></text:p>
          </table:table-cell>
          <table:table-cell table:style-name="ce22" office:value-type="float" office:value="38173" calcext:value-type="float">
            <text:p><text:s/>38,173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3"/>
          <table:table-cell table:style-name="ce18" office:value-type="float" office:value="7069475" calcext:value-type="float">
            <text:p><text:s/>7,069,475 <text:s/></text:p>
          </table:table-cell>
          <table:table-cell table:style-name="ce22" office:value-type="float" office:value="5536073" calcext:value-type="float">
            <text:p><text:s/>5,536,073 <text:s/></text:p>
          </table:table-cell>
          <table:table-cell table:style-name="ce22" office:value-type="float" office:value="1533402" calcext:value-type="float">
            <text:p><text:s/>1,533,402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3"/>
          <table:table-cell table:style-name="ce18" office:value-type="float" office:value="7168252" calcext:value-type="float">
            <text:p><text:s/>7,168,252 <text:s/></text:p>
          </table:table-cell>
          <table:table-cell table:style-name="ce22" office:value-type="float" office:value="5384794" calcext:value-type="float">
            <text:p><text:s/>5,384,794 <text:s/></text:p>
          </table:table-cell>
          <table:table-cell table:style-name="ce22" office:value-type="float" office:value="1739458" calcext:value-type="float">
            <text:p><text:s/>1,739,458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4000" calcext:value-type="float">
            <text:p><text:s/>44,000 <text:s/></text:p>
          </table:table-cell>
          <table:table-cell table:number-columns-repeated="4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3"/>
          <table:table-cell table:style-name="ce18"/>
          <table:table-cell table:style-name="ce22" table:number-columns-repeated="8"/>
          <table:table-cell table:style-name="ce26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3"/>
          <table:table-cell table:style-name="ce18" office:value-type="float" office:value="570322" calcext:value-type="float">
            <text:p><text:s/>570,322 <text:s/></text:p>
          </table:table-cell>
          <table:table-cell table:style-name="ce22" office:value-type="float" office:value="492210" calcext:value-type="float">
            <text:p><text:s/>492,210 <text:s/></text:p>
          </table:table-cell>
          <table:table-cell table:style-name="ce22" office:value-type="float" office:value="78112" calcext:value-type="float">
            <text:p><text:s/>78,112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3"/>
          <table:table-cell table:style-name="ce18" office:value-type="float" office:value="474649" calcext:value-type="float">
            <text:p><text:s/>474,649 <text:s/></text:p>
          </table:table-cell>
          <table:table-cell table:style-name="ce22" office:value-type="float" office:value="324835" calcext:value-type="float">
            <text:p><text:s/>324,835 <text:s/></text:p>
          </table:table-cell>
          <table:table-cell table:style-name="ce22" office:value-type="float" office:value="149814" calcext:value-type="float">
            <text:p><text:s/>149,814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3"/>
          <table:table-cell table:style-name="ce18" office:value-type="float" office:value="477907" calcext:value-type="float">
            <text:p><text:s/>477,907 <text:s/></text:p>
          </table:table-cell>
          <table:table-cell table:style-name="ce22" office:value-type="float" office:value="315547" calcext:value-type="float">
            <text:p><text:s/>315,547 <text:s/></text:p>
          </table:table-cell>
          <table:table-cell table:style-name="ce22" office:value-type="float" office:value="162360" calcext:value-type="float">
            <text:p><text:s/>162,360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3"/>
          <table:table-cell table:style-name="ce18" office:value-type="float" office:value="723885" calcext:value-type="float">
            <text:p><text:s/>723,885 <text:s/></text:p>
          </table:table-cell>
          <table:table-cell table:style-name="ce22" office:value-type="float" office:value="481970" calcext:value-type="float">
            <text:p><text:s/>481,970 <text:s/></text:p>
          </table:table-cell>
          <table:table-cell table:style-name="ce22" office:value-type="float" office:value="241915" calcext:value-type="float">
            <text:p><text:s/>241,915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3"/>
          <table:table-cell table:style-name="ce18" office:value-type="float" office:value="570093" calcext:value-type="float">
            <text:p><text:s/>570,093 <text:s/></text:p>
          </table:table-cell>
          <table:table-cell table:style-name="ce22" office:value-type="float" office:value="435393" calcext:value-type="float">
            <text:p><text:s/>435,393 <text:s/></text:p>
          </table:table-cell>
          <table:table-cell table:style-name="ce22" office:value-type="float" office:value="134700" calcext:value-type="float">
            <text:p><text:s/>134,700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3"/>
          <table:table-cell table:style-name="ce18" office:value-type="float" office:value="590989" calcext:value-type="float">
            <text:p><text:s/>590,989 <text:s/></text:p>
          </table:table-cell>
          <table:table-cell table:style-name="ce22" office:value-type="float" office:value="517004" calcext:value-type="float">
            <text:p><text:s/>517,004 <text:s/></text:p>
          </table:table-cell>
          <table:table-cell table:style-name="ce22" office:value-type="float" office:value="73985" calcext:value-type="float">
            <text:p><text:s/>73,985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3"/>
          <table:table-cell table:style-name="ce18" office:value-type="float" office:value="441834" calcext:value-type="float">
            <text:p><text:s/>441,834 <text:s/></text:p>
          </table:table-cell>
          <table:table-cell table:style-name="ce22" office:value-type="float" office:value="291811" calcext:value-type="float">
            <text:p><text:s/>291,811 <text:s/></text:p>
          </table:table-cell>
          <table:table-cell table:style-name="ce22" office:value-type="float" office:value="150023" calcext:value-type="float">
            <text:p><text:s/>150,023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3"/>
          <table:table-cell table:style-name="ce18" office:value-type="float" office:value="206518" calcext:value-type="float">
            <text:p><text:s/>206,518 <text:s/></text:p>
          </table:table-cell>
          <table:table-cell table:style-name="ce22" office:value-type="float" office:value="127393" calcext:value-type="float">
            <text:p><text:s/>127,393 <text:s/></text:p>
          </table:table-cell>
          <table:table-cell table:style-name="ce22" office:value-type="float" office:value="79125" calcext:value-type="float">
            <text:p><text:s/>79,125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3"/>
          <table:table-cell table:style-name="ce18" office:value-type="float" office:value="691192" calcext:value-type="float">
            <text:p><text:s/>691,192 <text:s/></text:p>
          </table:table-cell>
          <table:table-cell table:style-name="ce22" office:value-type="float" office:value="539126" calcext:value-type="float">
            <text:p><text:s/>539,126 <text:s/></text:p>
          </table:table-cell>
          <table:table-cell table:style-name="ce22" office:value-type="float" office:value="152066" calcext:value-type="float">
            <text:p><text:s/>152,066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3"/>
          <table:table-cell table:style-name="ce18" office:value-type="float" office:value="416249" calcext:value-type="float">
            <text:p><text:s/>416,249 <text:s/></text:p>
          </table:table-cell>
          <table:table-cell table:style-name="ce22" office:value-type="float" office:value="335859" calcext:value-type="float">
            <text:p><text:s/>335,859 <text:s/></text:p>
          </table:table-cell>
          <table:table-cell table:style-name="ce22" office:value-type="float" office:value="80390" calcext:value-type="float">
            <text:p><text:s/>80,390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3"/>
          <table:table-cell table:style-name="ce18" office:value-type="float" office:value="727090" calcext:value-type="float">
            <text:p><text:s/>727,090 <text:s/></text:p>
          </table:table-cell>
          <table:table-cell table:style-name="ce22" office:value-type="float" office:value="578126" calcext:value-type="float">
            <text:p><text:s/>578,126 <text:s/></text:p>
          </table:table-cell>
          <table:table-cell table:style-name="ce22" office:value-type="float" office:value="148964" calcext:value-type="float">
            <text:p><text:s/>148,964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3"/>
          <table:table-cell table:style-name="ce18" office:value-type="float" office:value="5890728" calcext:value-type="float">
            <text:p><text:s/>5,890,728 <text:s/></text:p>
          </table:table-cell>
          <table:table-cell table:style-name="ce22" office:value-type="float" office:value="4439274" calcext:value-type="float">
            <text:p><text:s/>4,439,274 <text:s/></text:p>
          </table:table-cell>
          <table:table-cell table:style-name="ce22" office:value-type="float" office:value="1451454" calcext:value-type="float">
            <text:p><text:s/>1,451,454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3"/>
          <table:table-cell table:style-name="ce18" office:value-type="float" office:value="679000" calcext:value-type="float">
            <text:p><text:s/>679,000 <text:s/></text:p>
          </table:table-cell>
          <table:table-cell table:style-name="ce22" office:value-type="float" office:value="432376" calcext:value-type="float">
            <text:p><text:s/>432,376 <text:s/></text:p>
          </table:table-cell>
          <table:table-cell table:style-name="ce22" office:value-type="float" office:value="246624" calcext:value-type="float">
            <text:p><text:s/>246,624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3"/>
          <table:table-cell table:style-name="ce18" office:value-type="float" office:value="6569728" calcext:value-type="float">
            <text:p><text:s/>6,569,728 <text:s/></text:p>
          </table:table-cell>
          <table:table-cell table:style-name="ce22" office:value-type="float" office:value="4871650" calcext:value-type="float">
            <text:p><text:s/>4,871,650 <text:s/></text:p>
          </table:table-cell>
          <table:table-cell table:style-name="ce22" office:value-type="float" office:value="1698078" calcext:value-type="float">
            <text:p><text:s/>1,698,078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3"/>
          <table:table-cell table:style-name="ce18"/>
          <table:table-cell table:style-name="ce22" table:number-columns-repeated="8"/>
          <table:table-cell table:style-name="ce26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3"/>
          <table:table-cell table:style-name="ce18" office:value-type="float" office:value="489493" calcext:value-type="float">
            <text:p><text:s/>489,493 <text:s/></text:p>
          </table:table-cell>
          <table:table-cell table:style-name="ce22" office:value-type="float" office:value="322429" calcext:value-type="float">
            <text:p><text:s/>322,429 <text:s/></text:p>
          </table:table-cell>
          <table:table-cell table:style-name="ce22" office:value-type="float" office:value="167064" calcext:value-type="float">
            <text:p><text:s/>167,064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3"/>
          <table:table-cell table:style-name="ce18" office:value-type="float" office:value="662844" calcext:value-type="float">
            <text:p><text:s/>662,844 <text:s/></text:p>
          </table:table-cell>
          <table:table-cell table:style-name="ce22" office:value-type="float" office:value="462691" calcext:value-type="float">
            <text:p><text:s/>462,691 <text:s/></text:p>
          </table:table-cell>
          <table:table-cell table:style-name="ce22" office:value-type="float" office:value="200153" calcext:value-type="float">
            <text:p><text:s/>200,153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3"/>
          <table:table-cell table:style-name="ce18" office:value-type="float" office:value="427196" calcext:value-type="float">
            <text:p><text:s/>427,196 <text:s/></text:p>
          </table:table-cell>
          <table:table-cell table:style-name="ce22" office:value-type="float" office:value="349437" calcext:value-type="float">
            <text:p><text:s/>349,437 <text:s/></text:p>
          </table:table-cell>
          <table:table-cell table:style-name="ce22" office:value-type="float" office:value="77759" calcext:value-type="float">
            <text:p><text:s/>77,759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3"/>
          <table:table-cell table:style-name="ce18" office:value-type="float" office:value="786979" calcext:value-type="float">
            <text:p><text:s/>786,979 <text:s/></text:p>
          </table:table-cell>
          <table:table-cell table:style-name="ce22" office:value-type="float" office:value="614009" calcext:value-type="float">
            <text:p><text:s/>614,009 <text:s/></text:p>
          </table:table-cell>
          <table:table-cell table:style-name="ce22" office:value-type="float" office:value="172970" calcext:value-type="float">
            <text:p><text:s/>172,970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3"/>
          <table:table-cell table:style-name="ce18" office:value-type="float" office:value="785733" calcext:value-type="float">
            <text:p><text:s/>785,733 <text:s/></text:p>
          </table:table-cell>
          <table:table-cell table:style-name="ce22" office:value-type="float" office:value="564421" calcext:value-type="float">
            <text:p><text:s/>564,421 <text:s/></text:p>
          </table:table-cell>
          <table:table-cell table:style-name="ce22" office:value-type="float" office:value="221312" calcext:value-type="float">
            <text:p><text:s/>221,312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3"/>
          <table:table-cell table:style-name="ce18" office:value-type="float" office:value="482348" calcext:value-type="float">
            <text:p><text:s/>482,348 <text:s/></text:p>
          </table:table-cell>
          <table:table-cell table:style-name="ce22" office:value-type="float" office:value="314934" calcext:value-type="float">
            <text:p><text:s/>314,934 <text:s/></text:p>
          </table:table-cell>
          <table:table-cell table:style-name="ce22" office:value-type="float" office:value="167414" calcext:value-type="float">
            <text:p><text:s/>167,414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3"/>
          <table:table-cell table:style-name="ce18" office:value-type="float" office:value="547290" calcext:value-type="float">
            <text:p><text:s/>547,290 <text:s/></text:p>
          </table:table-cell>
          <table:table-cell table:style-name="ce22" office:value-type="float" office:value="467127" calcext:value-type="float">
            <text:p><text:s/>467,127 <text:s/></text:p>
          </table:table-cell>
          <table:table-cell table:style-name="ce22" office:value-type="float" office:value="80163" calcext:value-type="float">
            <text:p><text:s/>80,163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3"/>
          <table:table-cell table:style-name="ce18" office:value-type="float" office:value="464800" calcext:value-type="float">
            <text:p><text:s/>464,800 <text:s/></text:p>
          </table:table-cell>
          <table:table-cell table:style-name="ce22" office:value-type="float" office:value="384809" calcext:value-type="float">
            <text:p><text:s/>384,809 <text:s/></text:p>
          </table:table-cell>
          <table:table-cell table:style-name="ce22" office:value-type="float" office:value="79991" calcext:value-type="float">
            <text:p><text:s/>79,991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3"/>
          <table:table-cell table:style-name="ce18" office:value-type="float" office:value="629145" calcext:value-type="float">
            <text:p><text:s/>629,145 <text:s/></text:p>
          </table:table-cell>
          <table:table-cell table:style-name="ce22" office:value-type="float" office:value="463242" calcext:value-type="float">
            <text:p><text:s/>463,242 <text:s/></text:p>
          </table:table-cell>
          <table:table-cell table:style-name="ce22" office:value-type="float" office:value="165903" calcext:value-type="float">
            <text:p><text:s/>165,903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3"/>
          <table:table-cell table:style-name="ce18" office:value-type="float" office:value="619472" calcext:value-type="float">
            <text:p><text:s/>619,472 <text:s/></text:p>
          </table:table-cell>
          <table:table-cell table:style-name="ce22" office:value-type="float" office:value="457699" calcext:value-type="float">
            <text:p><text:s/>457,699 <text:s/></text:p>
          </table:table-cell>
          <table:table-cell table:style-name="ce22" office:value-type="float" office:value="161773" calcext:value-type="float">
            <text:p><text:s/>161,773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3"/>
          <table:table-cell table:style-name="ce18" office:value-type="float" office:value="871074" calcext:value-type="float">
            <text:p><text:s/>871,074 <text:s/></text:p>
          </table:table-cell>
          <table:table-cell table:style-name="ce22" office:value-type="float" office:value="628700" calcext:value-type="float">
            <text:p><text:s/>628,700 <text:s/></text:p>
          </table:table-cell>
          <table:table-cell table:style-name="ce22" office:value-type="float" office:value="242374" calcext:value-type="float">
            <text:p><text:s/>242,374 <text:s/></text:p>
          </table:table-cell>
          <table:table-cell table:number-columns-repeated="6"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2" office:value-type="string" calcext:value-type="string">
            <text:p>1 - 11月</text:p>
          </table:table-cell>
          <table:table-cell table:style-name="ce14"/>
          <table:table-cell table:style-name="ce19" office:value-type="float" office:value="6766374" calcext:value-type="float">
            <text:p><text:s/>6,766,374 <text:s/></text:p>
          </table:table-cell>
          <table:table-cell table:style-name="ce23" office:value-type="float" office:value="5029498" calcext:value-type="float">
            <text:p><text:s/>5,029,498 <text:s/></text:p>
          </table:table-cell>
          <table:table-cell table:style-name="ce23" office:value-type="float" office:value="1736876" calcext:value-type="float">
            <text:p><text:s/>1,736,876 <text:s/></text:p>
          </table:table-cell>
          <table:table-cell table:number-columns-repeated="6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5" table:number-rows-repeated="7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煙煤-煉焦煤進口來源</dc:title>
    <dc:subject>煙煤-煉焦煤進口來源</dc:subject>
    <meta:keyword>能源統計月報</meta:keyword>
    <dc:description>煙煤-煉焦煤進口來源</dc:description>
    <meta:initial-creator>國際合作與能源統計科</meta:initial-creator>
    <meta:creation-date>2012-04-19T10:02:41</meta:creation-date>
    <dc:creator>方文秀</dc:creator>
    <dc:date>2021-12-29T20:22:30</dc:date>
    <meta:print-date>2021-12-29T20:22:27</meta:print-date>
    <meta:document-statistic meta:table-count="1" meta:cell-count="49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